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5cm" fo:min-width="3.216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5cm" fo:min-width="3.213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5cm" fo:min-width="3.216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4cm" fo:min-width="3.216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4cm" fo:min-width="3.21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4cm" fo:min-width="3.216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6cm" fo:min-width="3.216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6cm" fo:min-width="3.213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6cm" fo:min-width="3.216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4cm" fo:min-width="3.216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4cm" fo:min-width="3.213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464cm" fo:min-width="3.216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5.973cm" fo:min-width="4.053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2.092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42cm" fo:min-width="0.99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auto-grow-height="false" fo:min-height="0cm" fo:min-width="0.039cm" fo:wrap-option="wrap"/>
    </style:style>
    <style:style style:name="gr17" style:family="graphic" style:parent-style-name="standard">
      <style:graphic-properties draw:auto-grow-height="false" fo:min-height="0cm" fo:min-width="0.04cm" fo:wrap-option="wrap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088cm" fo:min-width="0cm"/>
    </style:style>
    <style:style style:name="gr3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0.16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0.159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0.16cm" fo:min-width="0cm"/>
    </style:style>
    <style:style style:name="gr5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5.973cm" fo:min-width="4.052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2.092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42cm" fo:min-width="0.992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5.973cm" fo:min-width="4.052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2.092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42cm" fo:min-width="0.992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>
      <style:graphic-properties draw:auto-grow-height="false" fo:min-height="0cm" fo:min-width="0.041cm" fo:wrap-option="wrap"/>
    </style:style>
    <style:style style:name="gr8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5.973cm" fo:min-width="4.052cm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2.092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42cm" fo:min-width="0.992cm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5.973cm" fo:min-width="4.052cm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2.092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42cm" fo:min-width="0.991cm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6cm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5.973cm" fo:min-width="4.053cm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2.092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42cm" fo:min-width="0.992cm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5cm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5cm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5cm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5cm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6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547cm" fo:min-width="0.297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42cm" fo:min-width="0.992cm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solid" draw:fill-color="#c5000b" draw:textarea-horizontal-align="justify" draw:textarea-vertical-align="middle" draw:auto-grow-height="false" fo:min-height="1.242cm" fo:min-width="0.992cm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solid" draw:fill-color="#c5000b" draw:textarea-horizontal-align="justify" draw:textarea-vertical-align="middle" draw:auto-grow-height="false" fo:min-height="1.242cm" fo:min-width="0.992cm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2.092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3cm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4cm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2">
      <style:graphic-properties draw:stroke="solid" svg:stroke-width="0cm" svg:stroke-color="#7e0021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713cm" fo:min-width="0.462cm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>
      <style:graphic-properties svg:stroke-color="#7e0021" draw:fill="none" draw:textarea-horizontal-align="justify" draw:textarea-vertical-align="middle" draw:auto-grow-height="false" fo:min-height="0.16cm" fo:min-width="0cm"/>
    </style:style>
    <style:style style:name="gr249" style:family="graphic" style:parent-style-name="standard">
      <style:graphic-properties svg:stroke-color="#7e0021" draw:fill-color="#c5000b" draw:textarea-horizontal-align="justify" draw:textarea-vertical-align="middle" draw:auto-grow-height="false" fo:min-height="0.159cm" fo:min-width="0cm"/>
    </style:style>
    <style:style style:name="gr250" style:family="graphic" style:parent-style-name="standard">
      <style:graphic-properties svg:stroke-color="#7e0021" draw:fill-color="#c5000b" draw:textarea-horizontal-align="justify" draw:textarea-vertical-align="middle" draw:auto-grow-height="false" fo:min-height="0.16cm" fo:min-width="0cm"/>
    </style:style>
    <style:style style:name="gr251" style:family="graphic" style:parent-style-name="standard">
      <style:graphic-properties svg:stroke-color="#7e0021" draw:fill-color="#c5000b" draw:textarea-horizontal-align="justify" draw:textarea-vertical-align="middle" draw:auto-grow-height="false" fo:min-height="1.062cm" fo:min-width="1.66cm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2.893cm" fo:min-width="2.643cm"/>
    </style:style>
    <style:style style:name="gr253" style:family="graphic" style:parent-style-name="standard">
      <style:graphic-properties draw:fill-color="#ffffff" draw:textarea-horizontal-align="justify" draw:textarea-vertical-align="middle" draw:auto-grow-height="false" fo:min-height="0.554cm" fo:min-width="0.707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</style:style>
    <style:style style:name="P6" style:family="paragraph">
      <loext:graphic-properties draw:fill="solid" draw:fill-color="#c5000b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c5000b"/>
      <style:paragraph-properties fo:text-align="end"/>
    </style:style>
    <style:style style:name="P8" style:family="paragraph">
      <style:paragraph-properties fo:text-align="center"/>
      <style:text-properties fo:color="#ffffff" loext:opacity="100%"/>
    </style:style>
    <style:style style:name="P9" style:family="paragraph">
      <loext:graphic-properties draw:fill-color="#c5000b"/>
      <style:paragraph-properties fo:text-align="center"/>
      <style:text-properties fo:color="#ffffff" loext:opacity="100%" style:font-name="Liberation Serif" fo:font-size="96pt" style:font-size-asian="96pt" style:font-size-complex="96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color="#ffffff" loext:opacity="100%" style:font-name="Liberation Serif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716cm" svg:height="3.715cm" svg:x="14.63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3.713cm" svg:height="3.715cm" svg:x="18.352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3.716cm" svg:height="3.715cm" svg:x="22.065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3.716cm" svg:height="3.714cm" svg:x="14.636cm" svg:y="4.3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3.713cm" svg:height="3.714cm" svg:x="18.352cm" svg:y="4.3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3.716cm" svg:height="3.714cm" svg:x="22.065cm" svg:y="4.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.716cm" svg:height="3.716cm" svg:x="14.636cm" svg:y="8.06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3.713cm" svg:height="3.716cm" svg:x="18.352cm" svg:y="8.06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3.716cm" svg:height="3.716cm" svg:x="22.065cm" svg:y="8.06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3.716cm" svg:height="3.714cm" svg:x="14.636cm" svg:y="11.7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3.713cm" svg:height="3.714cm" svg:x="18.352cm" svg:y="11.7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3.716cm" svg:height="3.714cm" svg:x="22.065cm" svg:y="11.7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3" draw:text-style-name="P2" draw:layer="layout" svg:width="4.553cm" svg:height="6.223cm" svg:x="5.612cm" svg:y="1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2.342cm" svg:height="2.342cm" svg:x="5.916cm" svg:y="16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2.108cm" svg:height="2.108cm" svg:x="6.023cm" svg:y="16.4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6" draw:text-style-name="P4" draw:layer="layout" svg:width="0.701cm" svg:height="0.702cm" svg:x="8.492cm" svg:y="16.424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text-style-name="P4" draw:layer="layout" svg:width="0.702cm" svg:height="0.703cm" svg:x="8.492cm" svg:y="17.24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text-style-name="P4" draw:layer="layout" svg:width="0.702cm" svg:height="0.703cm" svg:x="8.492cm" svg:y="18.06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polygon draw:style-name="gr18" draw:text-style-name="P4" draw:layer="layout" svg:width="0.517cm" svg:height="0.999cm" draw:transform="rotate (-0.785398163397448) translate (9.80365668360419cm 16.1494536425579cm)" svg:viewBox="0 0 518 1000" draw:points="222,778 222,1000 296,1000 296,778 518,778 518,704 333,704 370,74 259,0 148,74 185,704 0,704 0,778">
            <text:p/>
          </draw:polygon>
          <draw:custom-shape draw:style-name="gr19" draw:text-style-name="P2" draw:layer="layout" svg:width="0.797cm" svg:height="0.797cm" svg:x="6.674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" draw:layer="layout" svg:width="0.797cm" svg:height="0.797cm" svg:x="7.471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" draw:layer="layout" svg:width="0.796cm" svg:height="0.797cm" svg:x="8.268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" draw:layer="layout" svg:width="0.797cm" svg:height="0.797cm" svg:x="6.674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" draw:layer="layout" svg:width="0.797cm" svg:height="0.797cm" svg:x="7.471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" draw:layer="layout" svg:width="0.796cm" svg:height="0.797cm" svg:x="8.268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" draw:layer="layout" svg:width="0.797cm" svg:height="0.796cm" svg:x="6.674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" draw:layer="layout" svg:width="0.797cm" svg:height="0.796cm" svg:x="7.471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796cm" svg:height="0.796cm" svg:x="8.268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" draw:layer="layout" svg:width="0.797cm" svg:height="0.797cm" svg:x="6.674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0.797cm" svg:height="0.797cm" svg:x="7.471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" draw:layer="layout" svg:width="0.796cm" svg:height="0.797cm" svg:x="8.268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478cm" svg:height="0.478cm" svg:x="7.637cm" svg:y="21.4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2" draw:text-style-name="P2" draw:layer="layout" svg:width="0.797cm" svg:height="0.797cm" svg:x="5.877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" draw:layer="layout" svg:width="0.797cm" svg:height="0.797cm" svg:x="5.877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" draw:layer="layout" svg:width="0.797cm" svg:height="0.796cm" svg:x="5.877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" draw:layer="layout" svg:width="0.797cm" svg:height="0.797cm" svg:x="5.877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" draw:layer="layout" svg:width="0.797cm" svg:height="0.797cm" svg:x="9.064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" draw:layer="layout" svg:width="0.797cm" svg:height="0.797cm" svg:x="9.064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" draw:layer="layout" svg:width="0.797cm" svg:height="0.796cm" svg:x="9.064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" draw:layer="layout" svg:width="0.797cm" svg:height="0.797cm" svg:x="9.064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769cm" svg:height="0.768cm" draw:transform="skewX (0.00122173047639602) rotate (-0.785398163397448) translate (7.066cm 19.514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8.669cm 19.522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rotate (-0.785398163397448) translate (6.242cm 20.326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9.469cm 20.349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polygon draw:style-name="gr18" draw:text-style-name="P4" draw:layer="layout" svg:width="0.517cm" svg:height="0.999cm" draw:transform="rotate (-0.785398163397448) translate (9.80365668360419cm 17.059961707074cm)" svg:viewBox="0 0 518 1000" draw:points="222,778 222,1000 296,1000 296,778 518,778 518,704 333,704 370,74 259,0 148,74 185,704 0,704 0,778">
            <text:p/>
          </draw:polygon>
        </draw:g>
        <draw:g>
          <draw:g>
            <draw:custom-shape draw:style-name="gr41" draw:text-style-name="P2" draw:layer="layout" svg:width="0.963cm" svg:height="0.963cm" svg:x="28.575cm" svg:y="11.2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" draw:layer="layout" svg:width="0.964cm" svg:height="0.963cm" svg:x="29.538cm" svg:y="11.2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2" draw:layer="layout" svg:width="0.962cm" svg:height="0.963cm" svg:x="30.502cm" svg:y="11.2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2" draw:layer="layout" svg:width="0.963cm" svg:height="0.963cm" svg:x="28.575cm" svg:y="12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2" draw:layer="layout" svg:width="0.964cm" svg:height="0.963cm" svg:x="29.538cm" svg:y="12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2" draw:layer="layout" svg:width="0.962cm" svg:height="0.963cm" svg:x="30.502cm" svg:y="12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2" draw:layer="layout" svg:width="0.963cm" svg:height="0.963cm" svg:x="28.575cm" svg:y="1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2" draw:layer="layout" svg:width="0.964cm" svg:height="0.963cm" svg:x="29.538cm" svg:y="1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2" draw:layer="layout" svg:width="0.962cm" svg:height="0.963cm" svg:x="30.502cm" svg:y="1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2" draw:layer="layout" svg:width="0.963cm" svg:height="0.963cm" svg:x="28.575cm" svg:y="14.1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1" draw:text-style-name="P2" draw:layer="layout" svg:width="0.964cm" svg:height="0.963cm" svg:x="29.538cm" svg:y="14.1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2" draw:layer="layout" svg:width="0.962cm" svg:height="0.963cm" svg:x="30.502cm" svg:y="14.1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3" draw:text-style-name="P5" draw:layer="layout" svg:width="0.578cm" svg:height="0.578cm" svg:x="28.767cm" svg:y="14.3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28.767cm" svg:y="13.3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5" draw:text-style-name="P4" draw:layer="layout" svg:width="0.577cm" svg:height="0.578cm" svg:x="29.731cm" svg:y="12.3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0.694cm" svg:y="11.4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7cm" svg:height="0.577cm" svg:x="29.731cm" svg:y="13.3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6" draw:text-style-name="P2" draw:layer="layout" svg:width="4.552cm" svg:height="6.223cm" svg:x="10.62cm" svg:y="1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" draw:layer="layout" svg:width="2.342cm" svg:height="2.342cm" svg:x="10.923cm" svg:y="16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3" draw:layer="layout" svg:width="2.108cm" svg:height="2.108cm" svg:x="11.031cm" svg:y="16.4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6" draw:text-style-name="P4" draw:layer="layout" svg:width="0.701cm" svg:height="0.702cm" svg:x="13.5cm" svg:y="16.424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text-style-name="P4" draw:layer="layout" svg:width="0.702cm" svg:height="0.703cm" svg:x="13.5cm" svg:y="17.24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text-style-name="P4" draw:layer="layout" svg:width="0.702cm" svg:height="0.703cm" svg:x="13.5cm" svg:y="18.06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polygon draw:style-name="gr18" draw:text-style-name="P4" draw:layer="layout" svg:width="0.517cm" svg:height="0.999cm" draw:transform="skewX (-0.00104719755119666) rotate (-0.786794426799045) translate (14.8118804651817cm 16.1493717142627cm)" svg:viewBox="0 0 518 1000" draw:points="222,778 222,1000 296,1000 296,778 518,777 518,703 333,703 370,74 259,0 148,74 185,704 0,704 0,778">
            <text:p/>
          </draw:polygon>
          <draw:custom-shape draw:style-name="gr59" draw:text-style-name="P2" draw:layer="layout" svg:width="0.797cm" svg:height="0.797cm" svg:x="11.682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" draw:layer="layout" svg:width="0.797cm" svg:height="0.797cm" svg:x="12.479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" draw:layer="layout" svg:width="0.796cm" svg:height="0.797cm" svg:x="13.276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" draw:layer="layout" svg:width="0.797cm" svg:height="0.797cm" svg:x="11.682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" draw:layer="layout" svg:width="0.797cm" svg:height="0.797cm" svg:x="12.479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2" draw:layer="layout" svg:width="0.796cm" svg:height="0.797cm" svg:x="13.276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" draw:layer="layout" svg:width="0.797cm" svg:height="0.796cm" svg:x="11.682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2" draw:layer="layout" svg:width="0.797cm" svg:height="0.796cm" svg:x="12.479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" draw:layer="layout" svg:width="0.796cm" svg:height="0.796cm" svg:x="13.276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" draw:layer="layout" svg:width="0.797cm" svg:height="0.797cm" svg:x="11.682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797cm" svg:height="0.797cm" svg:x="12.479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2" draw:layer="layout" svg:width="0.796cm" svg:height="0.797cm" svg:x="13.276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478cm" svg:height="0.478cm" svg:x="12.645cm" svg:y="21.4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1" draw:text-style-name="P2" draw:layer="layout" svg:width="0.797cm" svg:height="0.797cm" svg:x="10.885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" draw:layer="layout" svg:width="0.797cm" svg:height="0.797cm" svg:x="10.885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" draw:layer="layout" svg:width="0.797cm" svg:height="0.796cm" svg:x="10.885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" draw:layer="layout" svg:width="0.797cm" svg:height="0.797cm" svg:x="10.885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" draw:layer="layout" svg:width="0.797cm" svg:height="0.797cm" svg:x="14.072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" draw:layer="layout" svg:width="0.797cm" svg:height="0.797cm" svg:x="14.072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" draw:layer="layout" svg:width="0.797cm" svg:height="0.796cm" svg:x="14.072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" draw:layer="layout" svg:width="0.797cm" svg:height="0.797cm" svg:x="14.072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769cm" svg:height="0.769cm" draw:transform="skewX (0.0012217304763959) rotate (-0.785398163397448) translate (12.074cm 19.514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13.676cm 19.522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11.25cm 20.326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rotate (-0.785398163397448) translate (14.477cm 20.349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polygon draw:style-name="gr18" draw:text-style-name="P4" draw:layer="layout" svg:width="0.517cm" svg:height="0.999cm" draw:transform="skewX (-0.00104719755119665) rotate (-0.786794426799045) translate (14.8118804651817cm 17.0598797787788cm)" svg:viewBox="0 0 518 1000" draw:points="222,778 222,1000 296,1000 296,778 518,777 518,703 333,703 370,74 259,0 148,74 185,704 0,704 0,778">
            <text:p/>
          </draw:polygon>
        </draw:g>
        <draw:g>
          <draw:custom-shape draw:style-name="gr79" draw:text-style-name="P2" draw:layer="layout" svg:width="4.552cm" svg:height="6.223cm" svg:x="15.628cm" svg:y="1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" draw:layer="layout" svg:width="2.342cm" svg:height="2.342cm" svg:x="15.931cm" svg:y="16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3" draw:layer="layout" svg:width="2.108cm" svg:height="2.108cm" svg:x="16.039cm" svg:y="16.4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7" draw:text-style-name="P4" draw:layer="layout" svg:width="0.702cm" svg:height="0.702cm" svg:x="18.507cm" svg:y="16.424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82" draw:text-style-name="P4" draw:layer="layout" svg:width="0.703cm" svg:height="0.703cm" svg:x="18.507cm" svg:y="17.24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82" draw:text-style-name="P4" draw:layer="layout" svg:width="0.703cm" svg:height="0.703cm" svg:x="18.507cm" svg:y="18.06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polygon draw:style-name="gr18" draw:text-style-name="P4" draw:layer="layout" svg:width="0.517cm" svg:height="0.999cm" draw:transform="skewX (-0.00104719755119659) rotate (-0.786794426799045) translate (19.8196748200204cm 16.1493717142627cm)" svg:viewBox="0 0 518 1000" draw:points="222,778 222,1000 296,1000 296,778 518,777 518,703 333,703 370,74 259,0 148,74 185,704 0,704 0,778">
            <text:p/>
          </draw:polygon>
          <draw:custom-shape draw:style-name="gr83" draw:text-style-name="P2" draw:layer="layout" svg:width="0.797cm" svg:height="0.797cm" svg:x="16.69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797cm" svg:height="0.797cm" svg:x="17.487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" draw:layer="layout" svg:width="0.796cm" svg:height="0.797cm" svg:x="18.284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" draw:layer="layout" svg:width="0.797cm" svg:height="0.797cm" svg:x="16.69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2" draw:layer="layout" svg:width="0.797cm" svg:height="0.797cm" svg:x="17.487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2" draw:layer="layout" svg:width="0.796cm" svg:height="0.797cm" svg:x="18.284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2" draw:layer="layout" svg:width="0.797cm" svg:height="0.796cm" svg:x="16.69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2" draw:layer="layout" svg:width="0.797cm" svg:height="0.796cm" svg:x="17.487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2" draw:layer="layout" svg:width="0.796cm" svg:height="0.796cm" svg:x="18.284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2" draw:layer="layout" svg:width="0.797cm" svg:height="0.797cm" svg:x="16.69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" draw:layer="layout" svg:width="0.797cm" svg:height="0.797cm" svg:x="17.487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2" draw:layer="layout" svg:width="0.796cm" svg:height="0.797cm" svg:x="18.284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478cm" svg:height="0.478cm" svg:x="17.653cm" svg:y="21.4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5" draw:text-style-name="P2" draw:layer="layout" svg:width="0.797cm" svg:height="0.797cm" svg:x="15.893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" draw:layer="layout" svg:width="0.797cm" svg:height="0.797cm" svg:x="15.893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2" draw:layer="layout" svg:width="0.797cm" svg:height="0.796cm" svg:x="15.893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2" draw:layer="layout" svg:width="0.797cm" svg:height="0.797cm" svg:x="15.893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" draw:layer="layout" svg:width="0.797cm" svg:height="0.797cm" svg:x="19.08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" draw:layer="layout" svg:width="0.797cm" svg:height="0.797cm" svg:x="19.08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2" draw:layer="layout" svg:width="0.797cm" svg:height="0.796cm" svg:x="19.08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2" draw:layer="layout" svg:width="0.797cm" svg:height="0.797cm" svg:x="19.08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769cm" svg:height="0.769cm" draw:transform="skewX (0.0012217304763959) rotate (-0.785398163397448) translate (17.082cm 19.514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18.684cm 19.522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16.257cm 20.326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19.485cm 20.349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polygon draw:style-name="gr18" draw:text-style-name="P4" draw:layer="layout" svg:width="0.517cm" svg:height="0.999cm" draw:transform="skewX (-0.00104719755119659) rotate (-0.786794426799045) translate (19.8196748200204cm 17.0598797787788cm)" svg:viewBox="0 0 518 1000" draw:points="222,778 222,1000 296,1000 296,778 518,777 518,703 333,703 370,74 259,0 148,74 185,704 0,704 0,778">
            <text:p/>
          </draw:polygon>
        </draw:g>
        <draw:g>
          <draw:custom-shape draw:style-name="gr103" draw:text-style-name="P2" draw:layer="layout" svg:width="4.552cm" svg:height="6.223cm" svg:x="20.484cm" svg:y="1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2" draw:layer="layout" svg:width="2.342cm" svg:height="2.342cm" svg:x="20.787cm" svg:y="16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3" draw:layer="layout" svg:width="2.108cm" svg:height="2.108cm" svg:x="20.895cm" svg:y="16.4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7" draw:text-style-name="P4" draw:layer="layout" svg:width="0.702cm" svg:height="0.702cm" svg:x="23.363cm" svg:y="16.424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82" draw:text-style-name="P4" draw:layer="layout" svg:width="0.703cm" svg:height="0.703cm" svg:x="23.363cm" svg:y="17.24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82" draw:text-style-name="P4" draw:layer="layout" svg:width="0.703cm" svg:height="0.703cm" svg:x="23.363cm" svg:y="18.06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polygon draw:style-name="gr18" draw:text-style-name="P4" draw:layer="layout" svg:width="0.517cm" svg:height="0.999cm" draw:transform="skewX (-0.0010471975511966) rotate (-0.786794426799045) translate (24.6757178307731cm 16.1493717142627cm)" svg:viewBox="0 0 518 1000" draw:points="222,778 222,1000 296,1000 296,778 518,777 518,703 333,703 370,74 259,0 148,74 185,704 0,704 0,778">
            <text:p/>
          </draw:polygon>
          <draw:custom-shape draw:style-name="gr106" draw:text-style-name="P2" draw:layer="layout" svg:width="0.797cm" svg:height="0.797cm" svg:x="21.546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" draw:layer="layout" svg:width="0.797cm" svg:height="0.797cm" svg:x="22.343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2" draw:layer="layout" svg:width="0.796cm" svg:height="0.797cm" svg:x="23.14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2" draw:layer="layout" svg:width="0.797cm" svg:height="0.797cm" svg:x="21.546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2" draw:layer="layout" svg:width="0.797cm" svg:height="0.797cm" svg:x="22.343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" draw:layer="layout" svg:width="0.796cm" svg:height="0.797cm" svg:x="23.14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2" draw:layer="layout" svg:width="0.797cm" svg:height="0.796cm" svg:x="21.546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" draw:layer="layout" svg:width="0.797cm" svg:height="0.796cm" svg:x="22.343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2" draw:layer="layout" svg:width="0.796cm" svg:height="0.796cm" svg:x="23.14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" draw:layer="layout" svg:width="0.797cm" svg:height="0.797cm" svg:x="21.546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" draw:layer="layout" svg:width="0.797cm" svg:height="0.797cm" svg:x="22.343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2" draw:layer="layout" svg:width="0.796cm" svg:height="0.797cm" svg:x="23.14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478cm" svg:height="0.478cm" svg:x="22.509cm" svg:y="21.4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8" draw:text-style-name="P2" draw:layer="layout" svg:width="0.797cm" svg:height="0.797cm" svg:x="20.749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" draw:layer="layout" svg:width="0.797cm" svg:height="0.797cm" svg:x="20.749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2" draw:layer="layout" svg:width="0.797cm" svg:height="0.796cm" svg:x="20.749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2" draw:layer="layout" svg:width="0.797cm" svg:height="0.797cm" svg:x="20.749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" draw:layer="layout" svg:width="0.797cm" svg:height="0.797cm" svg:x="23.936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2" draw:layer="layout" svg:width="0.797cm" svg:height="0.797cm" svg:x="23.936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" draw:layer="layout" svg:width="0.797cm" svg:height="0.796cm" svg:x="23.936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" draw:layer="layout" svg:width="0.797cm" svg:height="0.797cm" svg:x="23.936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769cm" svg:height="0.769cm" draw:transform="skewX (0.0012217304763959) rotate (-0.785398163397448) translate (21.938cm 19.514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23.54cm 19.522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21.113cm 20.326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rotate (-0.785398163397448) translate (24.341cm 20.349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polygon draw:style-name="gr18" draw:text-style-name="P4" draw:layer="layout" svg:width="0.517cm" svg:height="0.999cm" draw:transform="skewX (-0.0010471975511966) rotate (-0.786794426799045) translate (24.6757178307731cm 17.0598797787788cm)" svg:viewBox="0 0 518 1000" draw:points="222,778 222,1000 296,1000 296,778 518,777 518,703 333,703 370,74 259,0 148,74 185,704 0,704 0,778">
            <text:p/>
          </draw:polygon>
        </draw:g>
        <draw:g>
          <draw:custom-shape draw:style-name="gr126" draw:text-style-name="P2" draw:layer="layout" svg:width="4.552cm" svg:height="6.223cm" svg:x="25.492cm" svg:y="1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2" draw:layer="layout" svg:width="2.342cm" svg:height="2.342cm" svg:x="25.795cm" svg:y="16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" draw:layer="layout" svg:width="2.107cm" svg:height="2.108cm" svg:x="25.903cm" svg:y="16.4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7" draw:text-style-name="P4" draw:layer="layout" svg:width="0.702cm" svg:height="0.702cm" svg:x="28.371cm" svg:y="16.424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82" draw:text-style-name="P4" draw:layer="layout" svg:width="0.703cm" svg:height="0.703cm" svg:x="28.371cm" svg:y="17.24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82" draw:text-style-name="P4" draw:layer="layout" svg:width="0.703cm" svg:height="0.703cm" svg:x="28.371cm" svg:y="18.06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polygon draw:style-name="gr18" draw:text-style-name="P4" draw:layer="layout" svg:width="0.517cm" svg:height="0.999cm" draw:transform="skewX (-0.00104719755119647) rotate (-0.785398163397448) translate (29.6825069387739cm 16.1488778224587cm)" svg:viewBox="0 0 518 1000" draw:points="222,778 222,1000 296,1000 296,778 518,778 518,704 333,704 371,74 260,0 149,74 185,704 0,704 0,778">
            <text:p/>
          </draw:polygon>
          <draw:custom-shape draw:style-name="gr129" draw:text-style-name="P2" draw:layer="layout" svg:width="0.797cm" svg:height="0.797cm" svg:x="26.554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2" draw:layer="layout" svg:width="0.797cm" svg:height="0.797cm" svg:x="27.351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2" draw:layer="layout" svg:width="0.796cm" svg:height="0.797cm" svg:x="28.148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2" draw:layer="layout" svg:width="0.797cm" svg:height="0.797cm" svg:x="26.554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2" draw:layer="layout" svg:width="0.797cm" svg:height="0.797cm" svg:x="27.351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2" draw:layer="layout" svg:width="0.796cm" svg:height="0.797cm" svg:x="28.148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2" draw:layer="layout" svg:width="0.797cm" svg:height="0.796cm" svg:x="26.554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2" draw:layer="layout" svg:width="0.797cm" svg:height="0.796cm" svg:x="27.351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2" draw:layer="layout" svg:width="0.796cm" svg:height="0.796cm" svg:x="28.148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2" draw:layer="layout" svg:width="0.797cm" svg:height="0.797cm" svg:x="26.554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2" draw:layer="layout" svg:width="0.797cm" svg:height="0.797cm" svg:x="27.351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2" draw:layer="layout" svg:width="0.796cm" svg:height="0.797cm" svg:x="28.148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478cm" svg:height="0.478cm" svg:x="27.517cm" svg:y="21.4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41" draw:text-style-name="P2" draw:layer="layout" svg:width="0.797cm" svg:height="0.797cm" svg:x="25.757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2" draw:layer="layout" svg:width="0.797cm" svg:height="0.797cm" svg:x="25.757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2" draw:layer="layout" svg:width="0.797cm" svg:height="0.796cm" svg:x="25.757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2" draw:layer="layout" svg:width="0.797cm" svg:height="0.797cm" svg:x="25.757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2" draw:layer="layout" svg:width="0.797cm" svg:height="0.797cm" svg:x="28.944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2" draw:layer="layout" svg:width="0.797cm" svg:height="0.797cm" svg:x="28.944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2" draw:layer="layout" svg:width="0.797cm" svg:height="0.796cm" svg:x="28.944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2" draw:layer="layout" svg:width="0.797cm" svg:height="0.797cm" svg:x="28.944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768cm" svg:height="0.769cm" draw:transform="skewX (0.00122173047639593) rotate (-0.785398163397448) translate (26.946cm 19.514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rotate (-0.785398163397448) translate (28.548cm 19.522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26.121cm 20.326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29.349cm 20.349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polygon draw:style-name="gr18" draw:text-style-name="P4" draw:layer="layout" svg:width="0.517cm" svg:height="0.999cm" draw:transform="skewX (-0.00104719755119653) rotate (-0.785398163397448) translate (29.6825069387739cm 17.0593858869749cm)" svg:viewBox="0 0 518 1000" draw:points="222,778 222,1000 296,1000 296,778 518,778 518,704 333,704 371,74 260,0 149,74 185,704 0,704 0,778">
            <text:p/>
          </draw:polygon>
        </draw:g>
        <draw:g>
          <draw:custom-shape draw:style-name="gr149" draw:text-style-name="P2" draw:layer="layout" svg:width="4.553cm" svg:height="6.223cm" svg:x="30.499cm" svg:y="16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2" draw:layer="layout" svg:width="2.342cm" svg:height="2.342cm" svg:x="30.803cm" svg:y="16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3" draw:layer="layout" svg:width="2.108cm" svg:height="2.108cm" svg:x="30.91cm" svg:y="16.4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6" draw:text-style-name="P4" draw:layer="layout" svg:width="0.701cm" svg:height="0.702cm" svg:x="33.379cm" svg:y="16.424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82" draw:text-style-name="P4" draw:layer="layout" svg:width="0.703cm" svg:height="0.703cm" svg:x="33.379cm" svg:y="17.24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82" draw:text-style-name="P4" draw:layer="layout" svg:width="0.703cm" svg:height="0.703cm" svg:x="33.379cm" svg:y="18.063cm">
            <text:p/>
  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polygon draw:style-name="gr18" draw:text-style-name="P4" draw:layer="layout" svg:width="0.517cm" svg:height="0.999cm" draw:transform="skewX (-0.00104719755119647) rotate (-0.785398163397448) translate (34.6903012936126cm 16.1488778224587cm)" svg:viewBox="0 0 518 1000" draw:points="222,778 222,1000 296,1000 296,778 518,778 518,704 333,704 371,74 260,0 149,74 185,704 0,704 0,778">
            <text:p/>
          </draw:polygon>
          <draw:custom-shape draw:style-name="gr152" draw:text-style-name="P2" draw:layer="layout" svg:width="0.797cm" svg:height="0.797cm" svg:x="31.562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2" draw:layer="layout" svg:width="0.797cm" svg:height="0.797cm" svg:x="32.359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2" draw:layer="layout" svg:width="0.795cm" svg:height="0.797cm" svg:x="33.156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2" draw:layer="layout" svg:width="0.797cm" svg:height="0.797cm" svg:x="31.562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2" draw:layer="layout" svg:width="0.797cm" svg:height="0.797cm" svg:x="32.359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2" draw:layer="layout" svg:width="0.795cm" svg:height="0.797cm" svg:x="33.156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2" draw:layer="layout" svg:width="0.797cm" svg:height="0.796cm" svg:x="31.562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2" draw:layer="layout" svg:width="0.797cm" svg:height="0.796cm" svg:x="32.359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2" draw:layer="layout" svg:width="0.795cm" svg:height="0.796cm" svg:x="33.156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2" draw:layer="layout" svg:width="0.797cm" svg:height="0.797cm" svg:x="31.562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2" draw:layer="layout" svg:width="0.797cm" svg:height="0.797cm" svg:x="32.359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2" draw:layer="layout" svg:width="0.795cm" svg:height="0.797cm" svg:x="33.156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478cm" svg:height="0.478cm" svg:x="32.525cm" svg:y="21.4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4" draw:text-style-name="P2" draw:layer="layout" svg:width="0.797cm" svg:height="0.797cm" svg:x="30.765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2" draw:layer="layout" svg:width="0.797cm" svg:height="0.797cm" svg:x="30.765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2" draw:layer="layout" svg:width="0.797cm" svg:height="0.796cm" svg:x="30.765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2" draw:layer="layout" svg:width="0.797cm" svg:height="0.797cm" svg:x="30.765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2" draw:layer="layout" svg:width="0.797cm" svg:height="0.797cm" svg:x="33.951cm" svg:y="1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2" draw:layer="layout" svg:width="0.797cm" svg:height="0.797cm" svg:x="33.951cm" svg:y="19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2" draw:layer="layout" svg:width="0.797cm" svg:height="0.796cm" svg:x="33.951cm" svg:y="20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2" draw:layer="layout" svg:width="0.797cm" svg:height="0.797cm" svg:x="33.951cm" svg:y="21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768cm" svg:height="0.769cm" draw:transform="skewX (0.00122173047639593) rotate (-0.785398163397448) translate (31.954cm 19.514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rotate (-0.785398163397448) translate (33.556cm 19.522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rotate (-0.785398163397448) translate (31.129cm 20.326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0" draw:text-style-name="P4" draw:layer="layout" svg:width="0.769cm" svg:height="0.769cm" draw:transform="skewX (-0.0012217304763959) rotate (-0.785398163397448) translate (34.356cm 20.349cm)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polygon draw:style-name="gr18" draw:text-style-name="P4" draw:layer="layout" svg:width="0.517cm" svg:height="0.999cm" draw:transform="skewX (-0.00104719755119653) rotate (-0.785398163397448) translate (34.6903012936126cm 17.0593858869749cm)" svg:viewBox="0 0 518 1000" draw:points="222,778 222,1000 296,1000 296,778 518,778 518,704 333,704 371,74 260,0 149,74 185,704 0,704 0,778">
            <text:p/>
          </draw:polygon>
        </draw:g>
        <draw:g>
          <draw:g>
            <draw:custom-shape draw:style-name="gr172" draw:text-style-name="P2" draw:layer="layout" svg:width="0.963cm" svg:height="0.963cm" svg:x="31.7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2" draw:layer="layout" svg:width="0.964cm" svg:height="0.963cm" svg:x="32.71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2" draw:layer="layout" svg:width="0.962cm" svg:height="0.963cm" svg:x="33.677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5" draw:text-style-name="P2" draw:layer="layout" svg:width="0.963cm" svg:height="0.963cm" svg:x="31.75cm" svg:y="12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6" draw:text-style-name="P2" draw:layer="layout" svg:width="0.964cm" svg:height="0.963cm" svg:x="32.713cm" svg:y="12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2" draw:layer="layout" svg:width="0.962cm" svg:height="0.963cm" svg:x="33.677cm" svg:y="12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2" draw:layer="layout" svg:width="0.963cm" svg:height="0.963cm" svg:x="31.75cm" svg:y="13.1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9" draw:text-style-name="P2" draw:layer="layout" svg:width="0.964cm" svg:height="0.963cm" svg:x="32.713cm" svg:y="13.1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2" draw:layer="layout" svg:width="0.962cm" svg:height="0.963cm" svg:x="33.677cm" svg:y="13.1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2" draw:layer="layout" svg:width="0.963cm" svg:height="0.963cm" svg:x="31.75cm" svg:y="1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2" draw:text-style-name="P2" draw:layer="layout" svg:width="0.964cm" svg:height="0.963cm" svg:x="32.713cm" svg:y="1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3" draw:text-style-name="P2" draw:layer="layout" svg:width="0.962cm" svg:height="0.963cm" svg:x="33.677cm" svg:y="1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3" draw:text-style-name="P5" draw:layer="layout" svg:width="0.578cm" svg:height="0.578cm" svg:x="31.942cm" svg:y="14.3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1.942cm" svg:y="13.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5" draw:text-style-name="P4" draw:layer="layout" svg:width="0.577cm" svg:height="0.578cm" svg:x="32.906cm" svg:y="12.4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3.869cm" svg:y="11.4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7cm" svg:height="0.577cm" svg:x="32.906cm" svg:y="13.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custom-shape draw:style-name="gr184" draw:text-style-name="P2" draw:layer="layout" svg:width="0.963cm" svg:height="0.963cm" svg:x="34.92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2" draw:layer="layout" svg:width="0.964cm" svg:height="0.963cm" svg:x="35.88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2" draw:layer="layout" svg:width="0.962cm" svg:height="0.963cm" svg:x="36.852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2" draw:layer="layout" svg:width="0.963cm" svg:height="0.963cm" svg:x="34.925cm" svg:y="12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2" draw:layer="layout" svg:width="0.964cm" svg:height="0.963cm" svg:x="35.888cm" svg:y="12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2" draw:layer="layout" svg:width="0.962cm" svg:height="0.963cm" svg:x="36.852cm" svg:y="12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0" draw:text-style-name="P2" draw:layer="layout" svg:width="0.963cm" svg:height="0.963cm" svg:x="34.925cm" svg:y="13.1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1" draw:text-style-name="P2" draw:layer="layout" svg:width="0.964cm" svg:height="0.963cm" svg:x="35.888cm" svg:y="13.1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2" draw:text-style-name="P2" draw:layer="layout" svg:width="0.962cm" svg:height="0.963cm" svg:x="36.852cm" svg:y="13.1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3" draw:text-style-name="P2" draw:layer="layout" svg:width="0.963cm" svg:height="0.963cm" svg:x="34.925cm" svg:y="1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2" draw:layer="layout" svg:width="0.964cm" svg:height="0.963cm" svg:x="35.888cm" svg:y="1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2" draw:layer="layout" svg:width="0.962cm" svg:height="0.963cm" svg:x="36.852cm" svg:y="1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3" draw:text-style-name="P5" draw:layer="layout" svg:width="0.578cm" svg:height="0.578cm" svg:x="35.117cm" svg:y="14.3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5.117cm" svg:y="13.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5" draw:text-style-name="P4" draw:layer="layout" svg:width="0.577cm" svg:height="0.578cm" svg:x="36.081cm" svg:y="12.4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7.044cm" svg:y="11.4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7cm" svg:height="0.577cm" svg:x="36.081cm" svg:y="13.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custom-shape draw:style-name="gr196" draw:text-style-name="P2" draw:layer="layout" svg:width="0.963cm" svg:height="0.963cm" svg:x="28.575cm" svg:y="7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2" draw:layer="layout" svg:width="0.964cm" svg:height="0.963cm" svg:x="29.538cm" svg:y="7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2" draw:layer="layout" svg:width="0.962cm" svg:height="0.963cm" svg:x="30.502cm" svg:y="7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9" draw:text-style-name="P2" draw:layer="layout" svg:width="0.963cm" svg:height="0.963cm" svg:x="28.575cm" svg:y="8.0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0" draw:text-style-name="P2" draw:layer="layout" svg:width="0.964cm" svg:height="0.963cm" svg:x="29.538cm" svg:y="8.0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2" draw:layer="layout" svg:width="0.962cm" svg:height="0.963cm" svg:x="30.502cm" svg:y="8.0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2" draw:layer="layout" svg:width="0.963cm" svg:height="0.963cm" svg:x="28.575cm" svg:y="8.9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2" draw:layer="layout" svg:width="0.964cm" svg:height="0.963cm" svg:x="29.538cm" svg:y="8.9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2" draw:layer="layout" svg:width="0.962cm" svg:height="0.963cm" svg:x="30.502cm" svg:y="8.9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2" draw:layer="layout" svg:width="0.963cm" svg:height="0.963cm" svg:x="28.575cm" svg:y="9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2" draw:layer="layout" svg:width="0.964cm" svg:height="0.963cm" svg:x="29.538cm" svg:y="9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2" draw:layer="layout" svg:width="0.962cm" svg:height="0.963cm" svg:x="30.502cm" svg:y="9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3" draw:text-style-name="P5" draw:layer="layout" svg:width="0.578cm" svg:height="0.578cm" svg:x="28.767cm" svg:y="10.1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28.767cm" svg:y="9.1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5" draw:text-style-name="P4" draw:layer="layout" svg:width="0.577cm" svg:height="0.578cm" svg:x="29.731cm" svg:y="8.2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0.694cm" svg:y="7.2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7cm" svg:height="0.577cm" svg:x="29.731cm" svg:y="9.1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custom-shape draw:style-name="gr208" draw:text-style-name="P2" draw:layer="layout" svg:width="0.963cm" svg:height="0.963cm" svg:x="31.75cm" svg:y="7.1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2" draw:layer="layout" svg:width="0.964cm" svg:height="0.963cm" svg:x="32.713cm" svg:y="7.1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2" draw:layer="layout" svg:width="0.962cm" svg:height="0.963cm" svg:x="33.677cm" svg:y="7.1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2" draw:layer="layout" svg:width="0.963cm" svg:height="0.963cm" svg:x="31.75cm" svg:y="8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2" draw:layer="layout" svg:width="0.964cm" svg:height="0.963cm" svg:x="32.713cm" svg:y="8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2" draw:layer="layout" svg:width="0.962cm" svg:height="0.963cm" svg:x="33.677cm" svg:y="8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4" draw:text-style-name="P2" draw:layer="layout" svg:width="0.963cm" svg:height="0.963cm" svg:x="31.75cm" svg:y="9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2" draw:layer="layout" svg:width="0.964cm" svg:height="0.963cm" svg:x="32.713cm" svg:y="9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2" draw:layer="layout" svg:width="0.962cm" svg:height="0.963cm" svg:x="33.677cm" svg:y="9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7" draw:text-style-name="P2" draw:layer="layout" svg:width="0.963cm" svg:height="0.963cm" svg:x="31.75cm" svg:y="10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8" draw:text-style-name="P2" draw:layer="layout" svg:width="0.964cm" svg:height="0.963cm" svg:x="32.713cm" svg:y="10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9" draw:text-style-name="P2" draw:layer="layout" svg:width="0.962cm" svg:height="0.963cm" svg:x="33.677cm" svg:y="10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3" draw:text-style-name="P5" draw:layer="layout" svg:width="0.578cm" svg:height="0.578cm" svg:x="31.942cm" svg:y="10.1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1.942cm" svg:y="9.2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5" draw:text-style-name="P4" draw:layer="layout" svg:width="0.577cm" svg:height="0.578cm" svg:x="32.906cm" svg:y="8.2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3.869cm" svg:y="7.30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7cm" svg:height="0.577cm" svg:x="32.906cm" svg:y="9.2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custom-shape draw:style-name="gr220" draw:text-style-name="P2" draw:layer="layout" svg:width="0.963cm" svg:height="0.963cm" svg:x="34.925cm" svg:y="7.1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1" draw:text-style-name="P2" draw:layer="layout" svg:width="0.964cm" svg:height="0.963cm" svg:x="35.888cm" svg:y="7.1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2" draw:text-style-name="P2" draw:layer="layout" svg:width="0.962cm" svg:height="0.963cm" svg:x="36.852cm" svg:y="7.1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3" draw:text-style-name="P2" draw:layer="layout" svg:width="0.963cm" svg:height="0.963cm" svg:x="34.925cm" svg:y="8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4" draw:text-style-name="P2" draw:layer="layout" svg:width="0.964cm" svg:height="0.963cm" svg:x="35.888cm" svg:y="8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5" draw:text-style-name="P2" draw:layer="layout" svg:width="0.962cm" svg:height="0.963cm" svg:x="36.852cm" svg:y="8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6" draw:text-style-name="P2" draw:layer="layout" svg:width="0.963cm" svg:height="0.963cm" svg:x="34.925cm" svg:y="9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7" draw:text-style-name="P2" draw:layer="layout" svg:width="0.964cm" svg:height="0.963cm" svg:x="35.888cm" svg:y="9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2" draw:layer="layout" svg:width="0.962cm" svg:height="0.963cm" svg:x="36.852cm" svg:y="9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9" draw:text-style-name="P2" draw:layer="layout" svg:width="0.963cm" svg:height="0.963cm" svg:x="34.925cm" svg:y="10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0" draw:text-style-name="P2" draw:layer="layout" svg:width="0.964cm" svg:height="0.963cm" svg:x="35.888cm" svg:y="10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2" draw:layer="layout" svg:width="0.962cm" svg:height="0.963cm" svg:x="36.852cm" svg:y="10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3" draw:text-style-name="P5" draw:layer="layout" svg:width="0.578cm" svg:height="0.578cm" svg:x="35.117cm" svg:y="10.1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5.117cm" svg:y="9.2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5" draw:text-style-name="P4" draw:layer="layout" svg:width="0.577cm" svg:height="0.578cm" svg:x="36.081cm" svg:y="8.2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8cm" svg:height="0.577cm" svg:x="37.044cm" svg:y="7.30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draw:layer="layout" svg:width="0.577cm" svg:height="0.577cm" svg:x="36.081cm" svg:y="9.2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32" draw:text-style-name="P3" draw:layer="layout" svg:width="2.108cm" svg:height="2.108cm" svg:x="15.367cm" svg:y="8.8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3" draw:text-style-name="P6" draw:layer="layout" svg:width="2.108cm" svg:height="2.108cm" svg:x="19.177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4" draw:text-style-name="P6" draw:layer="layout" svg:width="2.108cm" svg:height="2.108cm" svg:x="7.068cm" svg:y="1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5" draw:text-style-name="P2" draw:layer="layout" svg:width="2.342cm" svg:height="2.342cm" svg:x="6.961cm" svg:y="1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36" draw:text-style-name="P2" draw:layer="layout" svg:width="0.963cm" svg:height="0.963cm" draw:transform="rotate (-3.14159265358979) translate (12.573cm 5.3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2" draw:layer="layout" svg:width="0.964cm" svg:height="0.963cm" draw:transform="rotate (-3.14159265358979) translate (11.61cm 5.3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2" draw:layer="layout" svg:width="0.962cm" svg:height="0.963cm" draw:transform="rotate (-3.14159265358979) translate (10.646cm 5.3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2" draw:layer="layout" svg:width="0.963cm" svg:height="0.963cm" draw:transform="rotate (-3.14159265358979) translate (12.573cm 4.4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2" draw:layer="layout" svg:width="0.964cm" svg:height="0.963cm" draw:transform="rotate (-3.14159265358979) translate (11.61cm 4.4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2" draw:layer="layout" svg:width="0.962cm" svg:height="0.963cm" draw:transform="rotate (-3.14159265358979) translate (10.646cm 4.4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2" draw:text-style-name="P2" draw:layer="layout" svg:width="0.963cm" svg:height="0.963cm" draw:transform="rotate (-3.14159265358979) translate (12.573cm 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3" draw:text-style-name="P2" draw:layer="layout" svg:width="0.964cm" svg:height="0.963cm" draw:transform="rotate (-3.14159265358979) translate (11.61cm 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4" draw:text-style-name="P2" draw:layer="layout" svg:width="0.962cm" svg:height="0.963cm" draw:transform="rotate (-3.14159265358979) translate (10.646cm 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2" draw:layer="layout" svg:width="0.963cm" svg:height="0.963cm" draw:transform="rotate (-3.14159265358979) translate (12.573cm 2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2" draw:layer="layout" svg:width="0.964cm" svg:height="0.963cm" draw:transform="rotate (-3.14159265358979) translate (11.61cm 2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2" draw:layer="layout" svg:width="0.962cm" svg:height="0.963cm" draw:transform="rotate (-3.14159265358979) translate (10.646cm 2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48" draw:text-style-name="P5" draw:layer="layout" svg:width="0.578cm" svg:height="0.578cm" draw:transform="rotate (-3.14159265358979) translate (12.381cm 2.29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49" draw:text-style-name="P7" draw:layer="layout" svg:width="0.578cm" svg:height="0.577cm" draw:transform="rotate (-3.14159265358979) translate (12.381cm 3.25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50" draw:text-style-name="P7" draw:layer="layout" svg:width="0.577cm" svg:height="0.578cm" draw:transform="rotate (-3.14159265358979) translate (11.417cm 4.22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49" draw:text-style-name="P7" draw:layer="layout" svg:width="0.578cm" svg:height="0.577cm" draw:transform="rotate (-3.14159265358979) translate (10.454cm 5.18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49" draw:text-style-name="P7" draw:layer="layout" svg:width="0.577cm" svg:height="0.577cm" draw:transform="rotate (-3.14159265358979) translate (11.417cm 3.25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51" draw:text-style-name="P9" draw:layer="layout" svg:width="4.318cm" svg:height="3.937cm" svg:x="2.159cm" svg:y="1.566cm">
          <text:p text:style-name="P8"><text:span text:style-name="T1">!</text:span></text:p>
          <draw:enhanced-geometry svg:viewBox="0 0 21600 21600" draw:glue-points="?f0 0 ?f1 10800 0 21600 10800 21600 21600 21600 ?f7 10800" draw:text-areas="?f1 10800 ?f2 18000 ?f3 7200 ?f4 21600" draw:type="isosceles-triangle" draw:modifiers="10727.483213706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2" draw:text-style-name="P10" draw:layer="layout" svg:width="4.445cm" svg:height="4.445cm" svg:x="35.56cm" svg:y="1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11" draw:layer="layout" svg:width="2.413cm" svg:height="2.413cm" draw:transform="rotate (-1.5707963267949) translate (39.37cm 17.9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03T01:50:04.094000000</meta:creation-date>
    <dc:date>2020-10-03T02:56:22.588000000</dc:date>
    <meta:editing-duration>PT4M</meta:editing-duration>
    <meta:editing-cycles>1</meta:editing-cycles>
    <meta:generator>LibreOffice/7.0.1.2$Windows_X86_64 LibreOffice_project/7cbcfc562f6eb6708b5ff7d7397325de9e764452</meta:generator>
    <meta:document-statistic meta:object-count="358"/>
  </office:meta>
</office:document-meta>
</file>